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ato-Regular" svg:font-family="Lato-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indent="0cm" style:auto-text-indent="false"/>
      <style:text-properties fo:font-variant="normal" fo:text-transform="none" fo:color="#ffffff" loext:opacity="100%" style:font-name="Lato-Regular" fo:font-size="12pt" fo:letter-spacing="normal" fo:font-style="normal" style:text-underline-style="solid" style:text-underline-width="auto" style:text-underline-color="font-color" fo:font-weight="bold" officeooo:rsid="0001e380" officeooo:paragraph-rsid="0001e380" style:font-size-asian="12pt" style:font-weight-asian="bold" style:font-size-complex="12pt" style:font-weight-complex="bold"/>
    </style:style>
    <style:style style:name="P2" style:family="paragraph" style:parent-style-name="Text_20_body" style:list-style-name="L1">
      <style:paragraph-properties fo:line-height="150%"/>
      <style:text-properties fo:font-variant="normal" fo:text-transform="none" fo:color="#ffffff" loext:opacity="100%" style:font-name="Lato-Regular" fo:font-size="12pt" fo:letter-spacing="normal" fo:font-style="normal" style:text-underline-style="none" fo:font-weight="normal" officeooo:rsid="0001e380" officeooo:paragraph-rsid="0001e380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fo:font-variant="normal" fo:text-transform="none" fo:color="#ffffff" loext:opacity="100%" style:font-name="Lato-Regular" fo:font-size="12pt" fo:letter-spacing="normal" fo:font-style="normal" style:text-underline-style="none" fo:font-weight="normal" officeooo:rsid="00024be9" officeooo:paragraph-rsid="00024be9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line-height="150%"/>
      <style:text-properties fo:font-variant="normal" fo:text-transform="none" fo:color="#ffffff" loext:opacity="100%" style:font-name="Lato-Regular" fo:font-size="12pt" fo:letter-spacing="normal" fo:font-style="normal" style:text-underline-style="solid" style:text-underline-width="auto" style:text-underline-color="font-color" fo:font-weight="normal" officeooo:rsid="0001e380" officeooo:paragraph-rsid="0001e380" style:font-size-asian="12pt" style:font-weight-asian="normal" style:font-size-complex="12pt" style:font-weight-complex="normal"/>
    </style:style>
    <style:style style:name="P5" style:family="paragraph" style:parent-style-name="Text_20_body" style:list-style-name="L2">
      <style:paragraph-properties fo:line-height="150%"/>
      <style:text-properties fo:font-variant="normal" fo:text-transform="none" fo:color="#ffffff" loext:opacity="100%" style:font-name="Lato-Regular" fo:font-size="12pt" fo:letter-spacing="normal" fo:font-style="normal" style:text-underline-style="none" fo:font-weight="normal" officeooo:rsid="0001e380" officeooo:paragraph-rsid="0001e380" style:font-size-asian="12pt" style:font-weight-asian="normal" style:font-size-complex="12pt" style:font-weight-complex="normal"/>
    </style:style>
    <style:style style:name="P6" style:family="paragraph" style:parent-style-name="Text_20_body" style:list-style-name="L2">
      <style:paragraph-properties fo:line-height="150%"/>
      <style:text-properties fo:font-variant="normal" fo:text-transform="none" fo:color="#ffffff" loext:opacity="100%" style:font-name="Lato-Regular" fo:font-size="12pt" fo:letter-spacing="normal" fo:font-style="normal" style:text-underline-style="none" fo:font-weight="normal" officeooo:rsid="00024be9" officeooo:paragraph-rsid="00024be9" style:font-size-asian="12pt" style:font-weight-asian="normal" style:font-size-complex="12pt" style:font-weight-complex="normal"/>
    </style:style>
    <style:style style:name="T1" style:family="text">
      <style:text-properties officeooo:rsid="00024be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Soden OOP Report – Computer Shop</text:p>
      <text:p text:style-name="P1"/>
      <text:p text:style-name="P1">Previous Project <text:span text:style-name="T1">Reflection</text:span></text:p>
      <text:list text:style-name="L1">
        <text:list-item>
          <text:p text:style-name="P2">My previous project in semester one of object oriented principles was also based on a computer purchsing system.</text:p>
        </text:list-item>
        <text:list-item>
          <text:p text:style-name="P2">I was actually quite proud of that project, although I did struggle with the deadline however that was actually my own fault. In that project it had purchases, products and customers also however rather than using txt files or serialization, I stored my values in the SQL database paradigm sqlite. I found it a great fit and still prefer it over what we’re currently using as it allows you to perform the queries that we’ll be often using in a simpler manner. </text:p>
        </text:list-item>
        <text:list-item>
          <text:p text:style-name="P2">I do feel like I definetly over complicated that last assignment and given I had to submit one week late my grade suffered as a result.</text:p>
        </text:list-item>
        <text:list-item>
          <text:p text:style-name="P2">My code wasn’t really repeating in the last project as much as it is now. Which is something I plan on improving before submission however with how certain aspects of javafx and handling similar guis for both customers and products this really is unrealistic. </text:p>
        </text:list-item>
        <text:list-item>
          <text:p text:style-name="P3">I did hit most of the requirements in terms of Object oriented principles inclduing but not limited to interfaces, abstraciton, inheritance, use of data structures and static methods</text:p>
        </text:list-item>
        <text:list-item>
          <text:p text:style-name="P3">However I did find myself grabbing for static method calls more often than not and at times overusing select statements as a replacement for getters and even setters at times</text:p>
        </text:list-item>
        <text:list-item>
          <text:p text:style-name="P3">I hope in this new project, once we implement an RDBMS, it is possible for us to figure out a better way of insertion for elements as opposed to inserting upon creation of objects and using objects form databases. </text:p>
        </text:list-item>
        <text:list-item>
          <text:p text:style-name="P3"><text:soft-page-break/>Serialization which i have learned to implement is very close to implementing that for me but there are still certain aspects of it that feel just a simple extra step in the wrong direction</text:p>
        </text:list-item>
      </text:list>
      <text:p text:style-name="P4">Project Rules – Computer Shop:</text:p>
      <text:p text:style-name="P4"/>
      <text:list text:style-name="L2">
        <text:list-item>
          <text:p text:style-name="P5">Customers must be registered to make a purchase</text:p>
        </text:list-item>
        <text:list-item>
          <text:p text:style-name="P5">Customers must have the correct balance in their account to make a purchase</text:p>
        </text:list-item>
        <text:list-item>
          <text:p text:style-name="P5">Products must be in stock to make a purchase</text:p>
        </text:list-item>
        <text:list-item>
          <text:p text:style-name="P6">Users must have the correct id and admin password before deleting products and other customers</text:p>
        </text:list-item>
        <text:list-item>
          <text:p text:style-name="P6">Purchase history also requires a password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ato-Regular" svg:font-family="Lato-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4T17:15:19.192148000</meta:creation-date>
    <dc:date>2025-03-24T17:35:44.613056000</dc:date>
    <meta:editing-duration>PT9M2S</meta:editing-duration>
    <meta:editing-cycles>1</meta:editing-cycles>
    <meta:generator>LibreOffice/25.2.1.2$MacOSX_AARCH64 LibreOffice_project/d3abf4aee5fd705e4a92bba33a32f40bc4e56f49</meta:generator>
    <meta:document-statistic meta:table-count="0" meta:image-count="0" meta:object-count="0" meta:page-count="2" meta:paragraph-count="16" meta:word-count="378" meta:character-count="2141" meta:non-whitespace-character-count="1787"/>
  </office:meta>
</office:document-meta>
</file>